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list-style-name="WWNum1"/>
    <style:style style:name="P3" style:family="paragraph" style:parent-style-name="List_20_Paragraph" style:list-style-name="WWNum1">
      <style:text-properties officeooo:rsid="00040f1b" officeooo:paragraph-rsid="00040f1b"/>
    </style:style>
    <style:style style:name="P4" style:family="paragraph" style:parent-style-name="List_20_Paragraph">
      <style:text-properties officeooo:rsid="00040f1b" officeooo:paragraph-rsid="00040f1b"/>
    </style:style>
    <style:style style:name="P5" style:family="paragraph" style:parent-style-name="Standard">
      <style:text-properties officeooo:rsid="00050a90" officeooo:paragraph-rsid="00050a90"/>
    </style:style>
    <style:style style:name="P6" style:family="paragraph" style:parent-style-name="Standard">
      <style:text-properties officeooo:rsid="00040f1b" officeooo:paragraph-rsid="00040f1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c94d"/>
    </style:style>
    <style:style style:name="T3" style:family="text">
      <style:text-properties officeooo:rsid="00050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Document explicatif du </text:span><text:span text:style-name="T2">répertoire téléphonique</text:span></text:h>
      <text:p text:style-name="Standard"/>
      <text:p text:style-name="Standard">Voici le document explicatif du programme du point de vue de l’utilisateur.</text:p>
      <text:p text:style-name="Standard">Au lancement, le programme affichera un menu pour choisir le mode du fichier : quitter (0), créer un nouveau fichier texte (1) dans l’emplacement du programme avec comme nom « nouveau_repertoire{nombre aléatoire}.txt », ouvrir un fichier texte dans l’emplacement du programme avec le nom du fichier à donner avec l’extension « .txt » obligatoire (2). Il faut taper seulement le chiffre 0, 1 ou 2 correspondant à votre choix. <text:s/>Il n’y a malheureusement pas d’option pour choisir le nom d’un nouveau fichier. Quitter le programme mettra fin à celui-ci. Le nom de votre fichier sera enregistré dans le programme et le programme ouvrira le fichier. S’il y a une erreur, il ne fera pas arrêter le programme et affichera seulement un message d’information comme quoi le fichier est introuvable.</text:p>
      <text:p text:style-name="Standard">Ensuite, si vous n’avez pas quitté, le programme affichera un menu avec les options du répertoire :</text:p>
      <text:list text:style-name="WWNum1">
        <text:list-item>
          <text:p text:style-name="P2">Quitter (0) le programme qui mettre fin à celui-ci</text:p>
        </text:list-item>
        <text:list-item>
          <text:p text:style-name="P2">Ecrire dans le répertoire (1) dans votre fichier</text:p>
        </text:list-item>
        <text:list-item>
          <text:p text:style-name="P2">Rechercher un nom dans le répertoire (2) dans votre fichier</text:p>
        </text:list-item>
      </text:list>
      <text:p text:style-name="Standard">Il faut taper seulement le chiffre 0, 1 ou 2 correspondant à votre choix.</text:p>
      <text:p text:style-name="Standard">Ecrire dans le répertoire (1) :</text:p>
      <text:list text:continue-numbering="true" text:style-name="WWNum1">
        <text:list-item>
          <text:p text:style-name="P2">Pour quitter l’option écriture, taper 0.</text:p>
        </text:list-item>
        <text:list-item>
          <text:p text:style-name="P2">Le programme vous demandera d’entrer un nom à ajouter dans le répertoire téléphonique. Si vous entrez un nom quelconque à ajouter dans votre nouveau contact, il vérifie s’il n’est pas déjà présent dans votre répertoire avant de l’ajouter.</text:p>
        </text:list-item>
        <text:list-item>
          <text:p text:style-name="P2">Ensuite, il vous demandera d’entrer le numéro de téléphone correspondant. Tant que le téléphone n’est pas valide, il vous le redemandera. Il est détecté invalide s’il ne commence par 0, s’il n’a pas 10 chiffres ou s’il est déjà présent dans votre répertoire sous un autre nom.</text:p>
        </text:list-item>
        <text:list-item>
          <text:p text:style-name="P2">Après cela, il écrira dans le fichier le nom et le téléphone sous le format « {nom} : {telephone} ».</text:p>
        </text:list-item>
      </text:list>
      <text:p text:style-name="List_20_Paragraph"/>
      <text:p text:style-name="Standard">Rechercher dans le répertoire (2) :</text:p>
      <text:list text:continue-numbering="true" text:style-name="WWNum1">
        <text:list-item>
          <text:p text:style-name="P3"><text:bookmark text:name="_GoBack"/>Pour quitter l’option recherche, taper 0.</text:p>
        </text:list-item>
        <text:list-item>
          <text:p text:style-name="P3">Le programme vous demandera d’entrer un nom à rechercher dans le répertoire téléphonique. Il vérifiera que le nom est bien présent dans le répertoire en imprimant le fichier, et s’il l’a trouvé, il imprimera le numéro de téléphone qui sera dans la ligne du nom associé. La recherche est faire par lecture du fichier. Les contacts ajoutés avant le lancement du programme sont pris en compte évidemment. S’il n’a pas été localisé, il vous enverra un message comme quoi le nom entré n’est pas dans le répertoire. Il demandera donc un autre nom etc.</text:p>
        </text:list-item>
        <text:list-item>
          <text:p text:style-name="P3">Il détectera une entrée vide <text:span text:style-name="T3">et recommencera la demande d’entrée du nom.</text:span></text:p>
        </text:list-item>
      </text:list>
      <text:p text:style-name="P4"/>
      <text:p text:style-name="P4"/>
      <text:p text:style-name="P4"/>
      <text:p text:style-name="P4"/>
      <text:p text:style-name="Standard"><text:soft-page-break/></text:p>
      <text:p text:style-name="P5">Veuillez toujours à vérifier si le fichier à manipuler est dans le même emplacement que le programme.</text:p>
      <text:p text:style-name="P6">Les problèmes de fichier<text:span text:style-name="T3">s</text:span> sont gérés en interne et n’arrêtera pas le programme.</text:p>
      <text:p text:style-name="P6">Veuillez à toujours quitter le menu pour mettre fin au programme.</text:p>
      <text:p text:style-name="P6">Quoiqu’il arrive, le fichier manipulé sera ferm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fr" fo:country="FR"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1" fo:font-size="11pt" fo:language="fr" fo:country="FR"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RIRACH Adam 1G2</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dam TRIRACH</meta:initial-creator>
    <meta:editing-cycles>8</meta:editing-cycles>
    <meta:creation-date>2024-10-18T09:14:00</meta:creation-date>
    <dc:date>2026-03-28T20:38:03.172553100</dc:date>
    <meta:editing-duration>PT1H17M39S</meta:editing-duration>
    <meta:generator>LibreOffice/26.2.0.3$Windows_X86_64 LibreOffice_project/620$Build-3</meta:generator>
    <meta:print-date>2026-03-28T20:38:00.480038600</meta:print-date>
    <meta:printed-by>Fichiers PDF</meta:printed-by>
    <meta:document-statistic meta:table-count="0" meta:image-count="0" meta:object-count="0" meta:page-count="2" meta:paragraph-count="22" meta:word-count="500" meta:character-count="2935" meta:non-whitespace-character-count="2466"/>
    <meta:user-defined meta:name="AppVersion">16.0000</meta:user-defined>
    <meta:user-defined meta:name="Company">DUHAMEL DU MONCEAU</meta:user-defined>
    <meta:template xlink:type="simple" xlink:actuate="onRequest" xlink:title="Normal.dotm" xlink:href=""/>
  </office:meta>
</office:document-meta>
</file>